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494cm" style:rel-column-width="5566*"/>
    </style:style>
    <style:style style:name="Table1.B" style:family="table-column">
      <style:table-column-properties style:column-width="3.3cm" style:rel-column-width="12296*"/>
    </style:style>
    <style:style style:name="Table1.C" style:family="table-column">
      <style:table-column-properties style:column-width="4.015cm" style:rel-column-width="14957*"/>
    </style:style>
    <style:style style:name="Table1.D" style:family="table-column">
      <style:table-column-properties style:column-width="4.888cm" style:rel-column-width="18210*"/>
    </style:style>
    <style:style style:name="Table1.E" style:family="table-column">
      <style:table-column-properties style:column-width="3.893cm" style:rel-column-width="145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font-size="14pt" officeooo:rsid="0019c116" officeooo:paragraph-rsid="0019c116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officeooo:rsid="00175232" officeooo:paragraph-rsid="00175232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T1" style:family="text">
      <style:text-properties officeooo:rsid="0019fd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Compensation</text:p>
          </table:table-cell>
          <table:table-cell table:style-name="Table1.A1" office:value-type="string">
            <text:p text:style-name="P2">Signature</text:p>
          </table:table-cell>
          <table:table-cell table:style-name="Table1.E1" office:value-type="string">
            <text:p text:style-name="P2">Notes</text:p>
          </table:table-cell>
        </table:table-row>
        <table:table-row>
          <table:table-cell table:style-name="Table1.A2" office:value-type="string">
            <text:p text:style-name="P2">M10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0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0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0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0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0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0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0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0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1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1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1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1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1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1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1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1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1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1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2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2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2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M12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14pt" officeooo:rsid="0019c116" officeooo:paragraph-rsid="0019c116" style:font-size-asian="14pt" style:font-size-complex="14pt"/>
    </style:style>
    <style:style style:name="MT1" style:family="text">
      <style:text-properties officeooo:rsid="0019fda0"/>
    </style:style>
    <style:page-layout style:name="Mpm1">
      <style:page-layout-properties fo:page-width="21.59cm" fo:page-height="27.94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emory</text:span> &amp; Stori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2:36:36.483000000</meta:creation-date>
    <dc:date>2018-09-21T12:44:38.333000000</dc:date>
    <meta:editing-duration>PT7M16S</meta:editing-duration>
    <meta:editing-cycles>4</meta:editing-cycles>
    <meta:generator>LibreOffice/5.3.7.2$Windows_X86_64 LibreOffice_project/6b8ed514a9f8b44d37a1b96673cbbdd077e24059</meta:generator>
    <meta:document-statistic meta:table-count="1" meta:image-count="0" meta:object-count="0" meta:page-count="1" meta:paragraph-count="33" meta:word-count="35" meta:character-count="156" meta:non-whitespace-character-count="154"/>
  </office:meta>
</office:document-meta>
</file>